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Type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TypeGrammar.ValidateTypeGrammar( CoreAnnotationProcessorEnv env , Diagnostics diags , RuntimeVersionChecker runtimeVersionChec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mitiveType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imitiveTypeType.PrimitiveTyp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